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30000009605659397.png" manifest:media-type="image/png"/>
  <manifest:file-entry manifest:full-path="Pictures/10000001000002700000012222B8553B.png" manifest:media-type="image/png"/>
  <manifest:file-entry manifest:full-path="Pictures/10000001000002110000019448EC332F.png" manifest:media-type="image/png"/>
  <manifest:file-entry manifest:full-path="Pictures/1000000100000275000001BEB288E827.png" manifest:media-type="image/png"/>
  <manifest:file-entry manifest:full-path="Pictures/100000010000029C0000017F00FDF7BA.png" manifest:media-type="image/png"/>
  <manifest:file-entry manifest:full-path="Pictures/10000001000001C4000000560D0D4457.png" manifest:media-type="image/png"/>
  <manifest:file-entry manifest:full-path="Pictures/10000001000001F2000000907F10BDE5.png" manifest:media-type="image/png"/>
  <manifest:file-entry manifest:full-path="Pictures/100000010000027B00000063F3E61F36.png" manifest:media-type="image/png"/>
  <manifest:file-entry manifest:full-path="Pictures/100000010000018C000000432C2CEA0A.png" manifest:media-type="image/png"/>
  <manifest:file-entry manifest:full-path="Pictures/10000001000000D2000000BA5D11EB64.png" manifest:media-type="image/png"/>
  <manifest:file-entry manifest:full-path="Pictures/10000001000002630000019174299893.png" manifest:media-type="image/png"/>
  <manifest:file-entry manifest:full-path="Pictures/100000010000024700000116AE606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327in" svg:y="-0.1626in" svg:width="6.0728in" svg:height="2.8957in" draw:z-index="0"><draw:image xlink:href="Pictures/100000010000024700000116AE6069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6146in" svg:height="1.0311in" draw:z-index="1"><draw:image xlink:href="Pictures/100000010000027B00000063F3E61F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5.1874in" svg:height="1.5in" draw:z-index="2"><draw:image xlink:href="Pictures/10000001000001F2000000907F10B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4" text:anchor-type="char" svg:width="4.7083in" svg:height="0.8957in" draw:z-index="3"><draw:image xlink:href="Pictures/10000001000001C4000000560D0D44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6.3646in" svg:height="4.1772in" draw:z-index="4"><draw:image xlink:href="Pictures/100000010000026300000191742998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char" svg:width="6.552in" svg:height="4.6457in" draw:z-index="5"><draw:image xlink:href="Pictures/1000000100000275000001BEB288E82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7" text:anchor-type="char" svg:width="6.9252in" svg:height="3.9701in" draw:z-index="6"><draw:image xlink:href="Pictures/100000010000029C0000017F00FDF7B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width="5.5102in" svg:height="4.2083in" draw:z-index="7"><draw:image xlink:href="Pictures/10000001000002110000019448EC332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char" svg:width="3.8646in" svg:height="1.5626in" draw:z-index="8"><draw:image xlink:href="Pictures/100000010000017300000096056593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char" svg:width="2.1874in" svg:height="1.9374in" draw:z-index="9"><draw:image xlink:href="Pictures/10000001000000D2000000BA5D11EB6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1" text:anchor-type="char" svg:width="4.1252in" svg:height="0.698in" draw:z-index="10"><draw:image xlink:href="Pictures/100000010000018C000000432C2CE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2" text:anchor-type="char" svg:width="6.5in" svg:height="3.0209in" draw:z-index="11"><draw:image xlink:href="Pictures/10000001000002700000012222B8553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4:47.915456404</meta:creation-date>
    <dc:date>2025-11-27T21:30:16.091412412</dc:date>
    <meta:editing-duration>PT7H39M20S</meta:editing-duration>
    <meta:editing-cycles>12</meta:editing-cycles>
    <meta:generator>LibreOffice/25.2.3.2$Linux_X86_64 LibreOffice_project/520$Build-2</meta:generator>
    <meta:document-statistic meta:table-count="0" meta:image-count="12" meta:object-count="0" meta:page-count="7" meta:paragraph-count="0" meta:word-count="0" meta:character-count="0" meta:non-whitespace-character-count="0"/>
  </office:meta>
</office:document-meta>
</file>